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cripts/python/ConsoleLogger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ConsoleLogger.py$OnLoad?language=Python&amp;location=document" xlink:type="simple"/>
    </office:event-listeners>
  </office:scripts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fo:color="#2a6099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2a6099" fo:font-weight="bold"/>
    </style:style>
    <style:style style:name="ce3" style:family="table-cell" style:parent-style-name="Default">
      <style:table-cell-properties fo:background-color="transparent"/>
      <style:text-properties fo:color="#00a933" fo:font-size="16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size="13.9499998092651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3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... Classes to monitor document event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kbnlnhucvlkzwm"/>
          </form:form>
        </office:forms>
        <table:table-column table:style-name="co1" table:default-cell-style-name="ce4"/>
        <table:table-column table:style-name="co2" table:default-cell-style-name="Default"/>
        <table:table-column table:style-name="co3" table:default-cell-style-name="ce14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OnTitleChanged</text:p>
          </table:table-cell>
          <table:table-cell table:style-name="ce3" office:value-type="string" calcext:value-type="string">
            <text:p>Monitoring doc. events</text:p>
          </table:table-cell>
          <table:table-cell/>
          <table:table-cell table:style-name="ce14" table:number-columns-repeated="1021"/>
        </table:table-row>
        <table:table-row table:style-name="ro2">
          <table:table-cell office:value-type="string" calcext:value-type="string">
            <text:p>OnModifyChanged</text:p>
          </table:table-cell>
          <table:table-cell office:value-type="string" calcext:value-type="string">
            <text:p><text:span text:style-name="T1">Using Python within </text:span><text:span text:style-name="T2">Libre</text:span><text:span text:style-name="T3">Office</text:span></text:p>
          </table:table-cell>
          <table:table-cell table:style-name="ce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OnModeChanged</text:p>
          </table:table-cell>
          <table:table-cell office:value-type="string" calcext:value-type="string">
            <text:p>Your actions will fill column A with event names: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nUnfoc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nFocus</text:p>
          </table:table-cell>
          <table:table-cell office:value-type="string" calcext:value-type="string">
            <text:p>e.g.</text:p>
          </table:table-cell>
          <table:table-cell office:value-type="string" calcext:value-type="string">
            <text:p><text:span text:style-name="T4">F</text:span>ile – <text:span text:style-name="T4">S</text:span>a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Unfocus</text:p>
          </table:table-cell>
          <table:table-cell/>
          <table:table-cell office:value-type="string" calcext:value-type="string">
            <text:p><text:span text:style-name="T4">T</text:span>ools – <text:span text:style-name="T4">M</text:span>acros – <text:span text:style-name="T4">E</text:span>dit macros</text:p>
          </table:table-cell>
          <table:table-cell table:number-columns-repeated="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OnFocus</text:p>
          </table:table-cell>
          <table:table-cell/>
          <table:table-cell office:value-type="string" calcext:value-type="string">
            <text:p><text:span text:style-name="T4">F</text:span>ile – <text:span text:style-name="T4">C</text:span>lose</text:p>
          </table:table-cell>
          <table:table-cell table:number-columns-repeated="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OnSave</text:p>
          </table:table-cell>
          <table:table-cell/>
          <table:table-cell office:value-type="string" calcext:value-type="string">
            <text:p>etc.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f. File – Properties… – Custom properties</text:p>
          </table:table-cell>
          <table:table-cell table:number-columns-repeated="102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9:31:13.9902616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30T19:55:55.132000000</meta:creation-date>
    <meta:editing-cycles>212</meta:editing-cycles>
    <meta:editing-duration>PT13H44M19S</meta:editing-duration>
    <dc:date>2024-10-11T19:32:08.354453696</dc:date>
    <meta:generator>LibreOffice/24.2.6.2$Linux_X86_64 LibreOffice_project/ef66aa7e36a1bb8e65bfbc63aba53045a14d0871</meta:generator>
    <meta:document-statistic meta:table-count="1" meta:cell-count="17" meta:object-count="0"/>
    <meta:user-defined meta:name="Adapted from..">External python script to monitor OnSave event</meta:user-defined>
    <meta:user-defined meta:name="Documented in">https://help.libreoffice.org/latest/en-US/text/sbasic/python/python_document_events.html?DbPAR=BASIC#N0526</meta:user-defined>
    <meta:user-defined meta:name="Source link">https://forum.openoffice.org/en/forum/viewtopic.php?t=68887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